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color="#ff3333"/>
    </style:style>
    <style:style style:name="T2" style:family="text">
      <style:text-properties style:use-window-font-color="true"/>
    </style:style>
    <style:style style:name="T3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scheme there are three equivalence operations...</text:p>
      <text:p text:style-name="Standard"/>
      <text:p text:style-name="Standard">equals?<text:tab/>→<text:tab/>Compares values</text:p>
      <text:p text:style-name="Standard"/>
      <text:p text:style-name="Standard">eq?<text:tab/><text:tab/>→<text:tab/>Compares pointers (current memory location)</text:p>
      <text:p text:style-name="Standard"/>
      <text:p text:style-name="Standard">eqv?<text:tab/><text:tab/>→<text:tab/>You don't want to know.</text:p>
      <text:p text:style-name="Standard"/>
      <text:p text:style-name="Standard"/>
      <text:p text:style-name="Standard"/>
      <text:p text:style-name="Standard">Info:<text:tab/>If a data type doesn't have the ability to have it's values inspected you cannot use equal? .</text:p>
      <text:p text:style-name="Standard"/>
      <text:p text:style-name="Standard">Fix:<text:tab/>To fix this you can use<text:span text:style-name="T1"> #: inspector (make-inspector) </text:span><text:span text:style-name="T2">by putting it after the parameters for the data type but before the closing paren.</text:span></text:p>
      <text:p text:style-name="Standard"><text:span text:style-name="T2"/></text:p>
      <text:p text:style-name="Standard"><text:span text:style-name="T2">IE:<text:tab/>Always put an inspector in your data structure from now on, it is useful in </text:span><text:span text:style-name="T3">#lang racket</text:span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20<text:tab/>ICN<text:tab/>201110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06T14:04:16</meta:creation-date>
    <dc:date>2011-10-06T14:20:55</dc:date>
    <dc:creator>Braden Licastro</dc:creator>
    <meta:editing-duration>PT00H16M42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90" meta:character-count="510"/>
  </office:meta>
</office:document-meta>
</file>